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officeooo:rsid="0019ea53" officeooo:paragraph-rsid="0019ea53"/>
    </style:style>
    <style:style style:name="P3" style:family="paragraph" style:parent-style-name="Standard">
      <style:text-properties style:font-name="URW Chancery L" officeooo:rsid="001aca66" officeooo:paragraph-rsid="001aca66"/>
    </style:style>
    <style:style style:name="P4" style:family="paragraph" style:parent-style-name="Standard">
      <style:text-properties style:font-name="URW Chancery L" officeooo:rsid="001ccc85" officeooo:paragraph-rsid="001ccc85"/>
    </style:style>
    <style:style style:name="P5" style:family="paragraph" style:parent-style-name="Standard">
      <style:text-properties style:font-name="URW Chancery L" fo:font-size="18pt" fo:font-weight="bold" officeooo:rsid="0020c000" officeooo:paragraph-rsid="0020c000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URW Chancery L" officeooo:rsid="0020c000" officeooo:paragraph-rsid="0019ea53"/>
    </style:style>
    <style:style style:name="P7" style:family="paragraph" style:parent-style-name="Standard" style:list-style-name="L1">
      <style:text-properties style:font-name="URW Chancery L" fo:font-weight="normal" officeooo:rsid="0021ebaa" officeooo:paragraph-rsid="0021ebaa" style:font-weight-asian="normal" style:font-weight-complex="normal"/>
    </style:style>
    <style:style style:name="P8" style:family="paragraph" style:parent-style-name="Standard">
      <style:text-properties style:font-name="URW Chancery L" fo:font-weight="normal" officeooo:rsid="0021ebaa" officeooo:paragraph-rsid="00227a26" style:font-weight-asian="normal" style:font-weight-complex="normal"/>
    </style:style>
    <style:style style:name="P9" style:family="paragraph" style:parent-style-name="Standard" style:list-style-name="L1">
      <style:text-properties style:font-name="URW Chancery L" fo:font-weight="normal" officeooo:rsid="00227a26" officeooo:paragraph-rsid="00227a26" style:font-weight-asian="normal" style:font-weight-complex="normal"/>
    </style:style>
    <style:style style:name="P10" style:family="paragraph" style:parent-style-name="Standard" style:list-style-name="L1">
      <style:text-properties officeooo:paragraph-rsid="0021ebaa"/>
    </style:style>
    <style:style style:name="P11" style:family="paragraph" style:parent-style-name="Standard" style:list-style-name="L1">
      <style:text-properties officeooo:rsid="00227a26" officeooo:paragraph-rsid="00227a26"/>
    </style:style>
    <style:style style:name="T1" style:family="text">
      <style:text-properties officeooo:rsid="0020c000"/>
    </style:style>
    <style:style style:name="T2" style:family="text">
      <style:text-properties style:font-name="URW Chancery L" fo:font-weight="normal" style:font-weight-asian="normal" style:font-weight-complex="normal"/>
    </style:style>
    <style:style style:name="T3" style:family="text">
      <style:text-properties style:font-name="URW Chancery L" fo:font-weight="normal" officeooo:rsid="0021ebaa" style:font-weight-asian="normal" style:font-weight-complex="normal"/>
    </style:style>
    <style:style style:name="T4" style:family="text">
      <style:text-properties style:font-name="URW Chancery L" fo:font-weight="normal" officeooo:rsid="00227a26" style:font-weight-asian="normal" style:font-weight-complex="normal"/>
    </style:style>
    <style:style style:name="T5" style:family="text">
      <style:text-properties officeooo:rsid="00227a26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utternut Squash Soup</text:p>
      <text:p text:style-name="P1"/>
      <text:p text:style-name="P1"><text:span text:style-name="T1">1 lg</text:span><text:tab/>Butter<text:span text:style-name="T1">nut squash, halved and seeds removed</text:span></text:p>
      <text:p text:style-name="P1">1 T<text:tab/>Extra-virgin olive oil, <text:span text:style-name="T1">plus more for drizzling</text:span></text:p>
      <text:p text:style-name="P1"><text:span text:style-name="T1">½</text:span> c <text:tab/><text:span text:style-name="T1">Shallots</text:span>, <text:span text:style-name="T1">sliced</text:span></text:p>
      <text:p text:style-name="P2"><text:span text:style-name="T1">1</text:span> t<text:tab/>Salt</text:p>
      <text:p text:style-name="P2"><text:span text:style-name="T1">4</text:span> <text:span text:style-name="T1">clvs</text:span><text:tab/><text:span text:style-name="T1">Garlic, minced</text:span></text:p>
      <text:p text:style-name="P2"><text:span text:style-name="T1">1 t</text:span><text:tab/><text:span text:style-name="T1">Maple syrup</text:span></text:p>
      <text:p text:style-name="P6">1/8 t<text:tab/>Nutmeg, ground</text:p>
      <text:p text:style-name="P3"><text:span text:style-name="T5">3 - </text:span><text:span text:style-name="T1">4 c</text:span><text:tab/><text:span text:style-name="T1">Vegetable broth</text:span></text:p>
      <text:p text:style-name="P3"><text:span text:style-name="T1">2 T</text:span><text:tab/><text:span text:style-name="T1">Butter</text:span></text:p>
      <text:p text:style-name="P4"><text:span text:style-name="T1">P</text:span>eppe<text:span text:style-name="T1">r to taste</text:span></text:p>
      <text:p text:style-name="P3"/>
      <text:p text:style-name="P3"/>
      <text:list xml:id="list2424494531" text:style-name="L1">
        <text:list-item>
          <text:p text:style-name="P7">Preheat oven to 425.</text:p>
        </text:list-item>
        <text:list-item>
          <text:p text:style-name="P7">Rub the inside of the squash with olive oil and sprinkle with salt and pepper. <text:s/>Place squash on parchment lined backing sheet.</text:p>
        </text:list-item>
        <text:list-item>
          <text:p text:style-name="P7">Roast squash face down for 50 minutes. <text:s/>Let cool until you can work with it safely.</text:p>
        </text:list-item>
        <text:list-item>
          <text:p text:style-name="P7">Saute shallot in olive oil with salt until softened and starting to brown.</text:p>
        </text:list-item>
        <text:list-item>
          <text:p text:style-name="P7">Add garlic and soften.</text:p>
        </text:list-item>
        <text:list-item>
          <text:p text:style-name="P7">Transfer aromatics to blender.</text:p>
        </text:list-item>
        <text:list-item>
          <text:p text:style-name="P10"><text:span text:style-name="T3">Scoop the squash flesh </text:span><text:span text:style-name="T4">out of</text:span><text:span text:style-name="T3"> the </text:span><text:span text:style-name="T4">skin and add to blender.</text:span></text:p>
        </text:list-item>
        <text:list-item>
          <text:p text:style-name="P11"><text:span text:style-name="T4">A</text:span><text:span text:style-name="T2">dd maple syrup, nutmeg, black pepper, and vegetable stock.</text:span></text:p>
        </text:list-item>
        <text:list-item>
          <text:p text:style-name="P11"><text:span text:style-name="T3">B</text:span><text:span text:style-name="T2">lend on high until creamy,</text:span></text:p>
        </text:list-item>
        <text:list-item>
          <text:p text:style-name="P9">Add butter and season with salt and pepper and blends to combine.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1T17:21:01.863929361</meta:creation-date>
    <dc:date>2023-11-02T11:30:12.918749259</dc:date>
    <meta:editing-duration>PT54M35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62" meta:character-count="826" meta:non-whitespace-character-count="692"/>
  </office:meta>
</office:document-meta>
</file>